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SendException.MailSendException(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SendException.MailSendException( @ Nullable String msg , @ Nullable Throwable cause , Map &lt; Object , Exception &gt; failed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SendException.getMessag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ailSendException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ilSendException.getFailed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endException.MailSendException( Map &lt; Object , Exception &gt; failed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endException.getMessageExcep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endException.printStackTrace( PrintStream 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ilSendException.MailSend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endException.printStackTrace( PrintWriter p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